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DejaVu Sans" fo:font-size="10pt" fo:font-weight="bold" officeooo:rsid="001ffe4d" officeooo:paragraph-rsid="001ffe4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50%"/>
      <style:text-properties style:font-name="DejaVu Sans" fo:font-size="10pt" officeooo:rsid="001ffe4d" officeooo:paragraph-rsid="001ffe4d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DejaVu Sans" fo:font-size="10pt" officeooo:paragraph-rsid="001ffe4d" style:font-size-asian="10pt" style:font-size-complex="10pt"/>
    </style:style>
    <style:style style:name="P4" style:family="paragraph" style:parent-style-name="Standard">
      <style:paragraph-properties fo:line-height="150%"/>
      <style:text-properties style:font-name="DejaVu Sans" fo:font-size="10pt" officeooo:rsid="00219241" officeooo:paragraph-rsid="00219241" style:font-size-asian="10pt" style:font-size-complex="10pt"/>
    </style:style>
    <style:style style:name="P5" style:family="paragraph" style:parent-style-name="Standard">
      <style:paragraph-properties fo:line-height="150%"/>
      <style:text-properties style:font-name="DejaVu Sans" fo:font-size="10pt" officeooo:rsid="00236599" officeooo:paragraph-rsid="00236599" style:font-size-asian="10pt" style:font-size-complex="10pt"/>
    </style:style>
    <style:style style:name="P6" style:family="paragraph" style:parent-style-name="Standard">
      <style:paragraph-properties fo:line-height="150%"/>
      <style:text-properties style:font-name="DejaVu Sans" fo:font-size="10pt" officeooo:rsid="00239129" officeooo:paragraph-rsid="00239129" style:font-size-asian="10pt" style:font-size-complex="10pt"/>
    </style:style>
    <style:style style:name="P7" style:family="paragraph" style:parent-style-name="Preformatted_20_Text">
      <style:paragraph-properties fo:line-height="150%"/>
      <style:text-properties style:font-name="DejaVu Sans" fo:font-size="10pt" fo:font-weight="bold" officeooo:paragraph-rsid="0027adc0" style:font-size-asian="10pt" style:font-weight-asian="bold" style:font-size-complex="10pt" style:font-weight-complex="bold"/>
    </style:style>
    <style:style style:name="P8" style:family="paragraph" style:parent-style-name="Preformatted_20_Text">
      <style:paragraph-properties fo:line-height="150%"/>
      <style:text-properties style:font-name="DejaVu Sans" fo:font-size="10pt" officeooo:paragraph-rsid="0027adc0" style:font-size-asian="10pt" style:font-size-complex="10pt"/>
    </style:style>
    <style:style style:name="P9" style:family="paragraph" style:parent-style-name="Preformatted_20_Text">
      <style:paragraph-properties fo:line-height="150%"/>
      <style:text-properties style:font-name="DejaVu Sans" fo:font-size="10pt" officeooo:paragraph-rsid="00281d03" style:font-size-asian="10pt" style:font-size-complex="10pt"/>
    </style:style>
    <style:style style:name="P10" style:family="paragraph" style:parent-style-name="Preformatted_20_Text">
      <style:paragraph-properties fo:line-height="150%"/>
      <style:text-properties style:font-name="DejaVu Sans" fo:font-size="10pt" officeooo:rsid="00239129" officeooo:paragraph-rsid="0027adc0" style:font-size-asian="10pt" style:font-size-complex="10pt"/>
    </style:style>
    <style:style style:name="P11" style:family="paragraph" style:parent-style-name="Preformatted_20_Text">
      <style:paragraph-properties fo:line-height="150%"/>
      <style:text-properties style:font-name="DejaVu Sans" fo:font-size="10pt" fo:font-style="italic" fo:font-weight="bold" officeooo:paragraph-rsid="0027adc0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1ffe4d"/>
    </style:style>
    <style:style style:name="T2" style:family="text">
      <style:text-properties officeooo:rsid="00219241"/>
    </style:style>
    <style:style style:name="T3" style:family="text">
      <style:text-properties officeooo:rsid="0018776a"/>
    </style:style>
    <style:style style:name="T4" style:family="text">
      <style:text-properties fo:font-weight="bold" officeooo:rsid="0018776a" style:font-weight-asian="bold" style:font-weight-complex="bold"/>
    </style:style>
    <style:style style:name="T5" style:family="text">
      <style:text-properties fo:font-style="italic" fo:font-weight="bold" officeooo:rsid="0018776a" style:font-style-asian="italic" style:font-weight-asian="bold" style:font-style-complex="italic" style:font-weight-complex="bold"/>
    </style:style>
    <style:style style:name="T6" style:family="text">
      <style:text-properties officeooo:rsid="00281d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a de creaci{on de nuevos m{odulos en la plantilla-osti</text:p>
      <text:p text:style-name="P2"/>
      <text:p text:style-name="P3"><text:span text:style-name="T1">1.- duplicar el directorio “modulo_base” que está en la raíz </text:span><text:span text:style-name="T2">y renombrar “modulo_nuevo”</text:span></text:p>
      <text:p text:style-name="P3"><text:span text:style-name="T2">2</text:span><text:span text:style-name="T1">.- duplicar el archivo “modulo_base.php” que está en la raíz </text:span><text:span text:style-name="T2">y renombrar “modulo_nuevo.php”</text:span></text:p>
      <text:p text:style-name="P4">3.- agregar el elemento del nuevo módulo al arreglo de módulos en el controlador principal de la aplicación “aplicacion_base/controllers/s.php”</text:p>
      <text:p text:style-name="P4"/>
      <text:p text:style-name="P5">--</text:p>
      <text:p text:style-name="P5">crear usuario en postgres “usuario_base”</text:p>
      <text:p text:style-name="P5">crear rol en postgres “rol_base”</text:p>
      <text:p text:style-name="P5"/>
      <text:p text:style-name="P5">crear base de datos “bd_base_osti”</text:p>
      <text:p text:style-name="P5">asignar “usuario_base” al grupo de “rol_base”</text:p>
      <text:p text:style-name="P5">asignar “usuario_base” y “rol_base” a los privilegios de la base de datos</text:p>
      <text:p text:style-name="P5"/>
      <text:p text:style-name="P6">--</text:p>
      <text:p text:style-name="P6">deben estar instalados (con todas sus dependencias)</text:p>
      <text:p text:style-name="P6">php5 <text:s text:c="2"/>!!!!</text:p>
      <text:p text:style-name="P6">php5-pgsql</text:p>
      <text:p text:style-name="P6"/>
      <text:p text:style-name="P7"><text:span text:style-name="T3">ESTANDAR DE HERRAMIENTAS DE EDICION DE PROGRAMAS</text:span></text:p>
      <text:p text:style-name="P8"><text:span text:style-name="T3"/></text:p>
      <text:p text:style-name="P11"><text:span text:style-name="T3">SublimeText</text:span><text:span text:style-name="T3"> 2</text:span></text:p>
      <text:p text:style-name="P8"><text:span text:style-name="T3"/></text:p>
      <text:p text:style-name="P8"><text:span text:style-name="T3">Se debe instalar Packagecontrol con la siguiente instruccion en consola:</text:span></text:p>
      <text:p text:style-name="P8"><text:span text:style-name="T3">import urllib2,os; pf='Package Control.sublime-package'; ipp = sublime.installed_packages_path(); os.makedirs( ipp ) if not os.path.exists(ipp) else None; urllib2.install_opener( urllib2.build_opener( urllib2.ProxyHandler( ))); open( os.path.join( ipp, pf), 'wb' ).write( urllib2.urlopen( 'http://sublime.wbond.net/' +pf.replace( ' ','%20' )).read()); print( 'Please restart Sublime Text to finish installation')</text:span></text:p>
      <text:p text:style-name="P8"><text:span text:style-name="T3"/></text:p>
      <text:p text:style-name="P8"><text:span text:style-name="T3">Después se deben instalar los siguientes paquetes ...</text:span></text:p>
      <text:p text:style-name="P8"><text:span text:style-name="T3">LESS2CSS (para generar los)</text:span></text:p>
      <text:p text:style-name="P8"><text:span text:style-name="T3">LESS (para dar color a la sintaxis de less)</text:span></text:p>
      <text:p text:style-name="P9"><text:span text:style-name="T3">Alignment para facilitar las identaciones </text:span><text:span text:style-name="T6">(se debe configurar en Default – tabulación de 2 esp.!)</text:span></text:p>
      <text:p text:style-name="P8"><text:span text:style-name="T3">SidebarGit para el uso de comandos GIT desde el panel de Folder</text:span></text:p>
      <text:p text:style-name="P8"><text:span text:style-name="T3">-- además</text:span></text:p>
      <text:p text:style-name="P10"><text:span text:style-name="T3">lessc en linux (aptitud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4T08:55:46</meta:creation-date>
    <dc:date>2013-08-31T17:32:31</dc:date>
    <meta:editing-duration>PT55M11S</meta:editing-duration>
    <meta:editing-cycles>8</meta:editing-cycles>
    <meta:generator>LibreOffice/3.6$Linux_X86_64 LibreOffice_project/360m1$Build-2</meta:generator>
    <meta:document-statistic meta:table-count="0" meta:image-count="0" meta:object-count="0" meta:page-count="1" meta:paragraph-count="25" meta:word-count="211" meta:character-count="1542" meta:non-whitespace-character-count="1354"/>
  </office:meta>
</office:document-meta>
</file>